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65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1.57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24mm"/>
    </style:style>
    <style:style style:name="co9" style:family="table-column">
      <style:table-column-properties fo:break-before="auto" style:column-width="24.94mm"/>
    </style:style>
    <style:style style:name="co10" style:family="table-column">
      <style:table-column-properties fo:break-before="auto" style:column-width="17.18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19.21mm"/>
    </style:style>
    <style:style style:name="co13" style:family="table-column">
      <style:table-column-properties fo:break-before="auto" style:column-width="25.96mm"/>
    </style:style>
    <style:style style:name="co14" style:family="table-column">
      <style:table-column-properties fo:break-before="auto" style:column-width="21.91mm"/>
    </style:style>
    <style:style style:name="co15" style:family="table-column">
      <style:table-column-properties fo:break-before="auto" style:column-width="17.87mm"/>
    </style:style>
    <style:style style:name="co16" style:family="table-column">
      <style:table-column-properties fo:break-before="auto" style:column-width="24.61mm"/>
    </style:style>
    <style:style style:name="co17" style:family="table-column">
      <style:table-column-properties fo:break-before="auto" style:column-width="17.55mm"/>
    </style:style>
    <style:style style:name="co18" style:family="table-column">
      <style:table-column-properties fo:break-before="auto" style:column-width="25.28mm"/>
    </style:style>
    <style:style style:name="co19" style:family="table-column">
      <style:table-column-properties fo:break-before="auto" style:column-width="37.43mm"/>
    </style:style>
    <style:style style:name="co20" style:family="table-column">
      <style:table-column-properties fo:break-before="auto" style:column-width="37.76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24.6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5.03mm" fo:break-before="page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1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千分位_5b_0_5d__5f_作業要點之表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作業要點之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各縣市遷入人數、遷出人數及淨遷徙人數按性別分</text:p>
          </table:table-cell>
          <table:covered-table-cell table:number-columns-repeated="32" table:style-name="ce1"/>
          <table:table-cell table:style-name="ce2" table:number-columns-repeated="991"/>
        </table:table-row>
        <table:table-row table:style-name="ro2">
          <table:table-cell table:style-name="ce2"/>
          <table:table-cell table:style-name="ce14"/>
          <table:table-cell table:style-name="ce22" table:number-columns-repeated="10"/>
          <table:table-cell table:style-name="ce36" office:value-type="string" calcext:value-type="string" table:number-columns-spanned="9" table:number-rows-spanned="1">
            <text:p>中 華 民 國 108 年 1 月 份</text:p>
          </table:table-cell>
          <table:covered-table-cell table:number-columns-repeated="8" table:style-name="ce36"/>
          <table:table-cell table:style-name="ce22"/>
          <table:table-cell table:style-name="ce38" table:number-columns-repeated="2"/>
          <table:table-cell table:style-name="ce22" table:number-columns-repeated="8"/>
          <table:table-cell table:style-name="ce40" office:value-type="string" calcext:value-type="string">
            <text:p><text:s text:c="4"/>單位：人</text:p>
          </table:table-cell>
          <table:table-cell table:style-name="ce2"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15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23" office:value-type="string" calcext:value-type="string" table:number-columns-spanned="15" table:number-rows-spanned="1">
            <text:p>遷　　　　　　　入　　　　　　　人　　　　　　　數</text:p>
          </table:table-cell>
          <table:covered-table-cell table:number-columns-repeated="14" table:style-name="ce23"/>
          <table:table-cell table:style-name="ce37" office:value-type="string" calcext:value-type="string" table:number-columns-spanned="15" table:number-rows-spanned="1">
            <text:p>遷　　　　　　　出　　　　　　　人　　　　　　　數</text:p>
          </table:table-cell>
          <table:covered-table-cell table:number-columns-repeated="14" table:style-name="ce37"/>
          <table:table-cell table:style-name="ce41" office:value-type="string" calcext:value-type="string" table:number-columns-spanned="1" table:number-rows-spanned="3">
            <text:p>淨 </text:p>
            <text:p>遷</text:p>
            <text:p>徙 </text:p>
            <text:p>人 </text:p>
            <text:p>數</text:p>
          </table:table-cell>
          <table:table-cell table:number-columns-repeated="991"/>
        </table:table-row>
        <table:table-row table:style-name="ro3">
          <table:covered-table-cell table:style-name="ce3"/>
          <table:covered-table-cell table:style-name="ce15"/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自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往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廢</text:p>
            <text:p/>
            <text:p>止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41"/>
          <table:table-cell table:number-columns-repeated="991"/>
        </table:table-row>
        <table:table-row table:style-name="ro4">
          <table:covered-table-cell table:style-name="ce3"/>
          <table:covered-table-cell table:style-name="ce15"/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24"/>
          <table:covered-table-cell table:style-name="ce41"/>
          <table:table-cell table:number-columns-repeated="991"/>
        </table:table-row>
        <table:table-row table:style-name="ro5">
          <table:covered-table-cell table:style-name="ce3"/>
          <table:covered-table-cell table:style-name="ce15"/>
          <table:covered-table-cell table:number-columns-repeated="30" table:style-name="ce24"/>
          <table:table-cell table:style-name="ce42" office:value-type="string" calcext:value-type="string">
            <text:p><text:span text:style-name="T1">(</text:span><text:span text:style-name="T2">遷入–遷出</text:span><text:span text:style-name="T3">)</text:span></text:p>
          </table:table-cell>
          <table:table-cell table:number-columns-repeated="991"/>
        </table:table-row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88882" calcext:value-type="float">
            <text:p><text:s text:c="3"/>88,882</text:p>
          </table:table-cell>
          <table:table-cell table:style-name="ce25" office:value-type="float" office:value="3563" calcext:value-type="float">
            <text:p><text:s text:c="3"/>3,563</text:p>
          </table:table-cell>
          <table:table-cell table:style-name="ce25" office:value-type="float" office:value="7550" calcext:value-type="float">
            <text:p><text:s text:c="3"/>7,550</text:p>
          </table:table-cell>
          <table:table-cell table:style-name="ce25" office:value-type="float" office:value="7297" calcext:value-type="float">
            <text:p><text:s text:c="3"/>7,297</text:p>
          </table:table-cell>
          <table:table-cell table:style-name="ce25" office:value-type="float" office:value="3122" calcext:value-type="float">
            <text:p><text:s text:c="3"/>3,122</text:p>
          </table:table-cell>
          <table:table-cell table:style-name="ce25" office:value-type="float" office:value="3027" calcext:value-type="float">
            <text:p><text:s text:c="3"/>3,027</text:p>
          </table:table-cell>
          <table:table-cell table:style-name="ce25" office:value-type="float" office:value="2006" calcext:value-type="float">
            <text:p><text:s text:c="3"/>2,006</text:p>
          </table:table-cell>
          <table:table-cell table:style-name="ce25" office:value-type="float" office:value="3015" calcext:value-type="float">
            <text:p><text:s text:c="3"/>3,015</text:p>
          </table:table-cell>
          <table:table-cell table:style-name="ce25" office:value-type="float" office:value="9763" calcext:value-type="float">
            <text:p><text:s text:c="3"/>9,763</text:p>
          </table:table-cell>
          <table:table-cell table:style-name="ce25" office:value-type="float" office:value="409" calcext:value-type="float">
            <text:p><text:s text:c="3"/>409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4199" calcext:value-type="float">
            <text:p><text:s text:c="3"/>4,199</text:p>
          </table:table-cell>
          <table:table-cell table:style-name="ce25" office:value-type="float" office:value="43332" calcext:value-type="float">
            <text:p><text:s text:c="3"/>43,332</text:p>
          </table:table-cell>
          <table:table-cell table:style-name="ce25" office:value-type="float" office:value="1584" calcext:value-type="float">
            <text:p><text:s text:c="3"/>1,584</text:p>
          </table:table-cell>
          <table:table-cell table:style-name="ce25" office:value-type="float" office:value="13" calcext:value-type="float">
            <text:p><text:s text:c="3"/>13</text:p>
          </table:table-cell>
          <table:table-cell table:style-name="ce25" office:value-type="float" office:value="87587" calcext:value-type="float">
            <text:p><text:s text:c="3"/>87,587</text:p>
          </table:table-cell>
          <table:table-cell table:style-name="ce25" office:value-type="float" office:value="3816" calcext:value-type="float">
            <text:p><text:s text:c="3"/>3,816</text:p>
          </table:table-cell>
          <table:table-cell table:style-name="ce25" office:value-type="float" office:value="8311" calcext:value-type="float">
            <text:p><text:s text:c="3"/>8,311</text:p>
          </table:table-cell>
          <table:table-cell table:style-name="ce25" office:value-type="float" office:value="5285" calcext:value-type="float">
            <text:p><text:s text:c="3"/>5,285</text:p>
          </table:table-cell>
          <table:table-cell table:style-name="ce25" office:value-type="float" office:value="4812" calcext:value-type="float">
            <text:p><text:s text:c="3"/>4,812</text:p>
          </table:table-cell>
          <table:table-cell table:style-name="ce25" office:value-type="float" office:value="4826" calcext:value-type="float">
            <text:p><text:s text:c="3"/>4,826</text:p>
          </table:table-cell>
          <table:table-cell table:style-name="ce25" office:value-type="float" office:value="2131" calcext:value-type="float">
            <text:p><text:s text:c="3"/>2,131</text:p>
          </table:table-cell>
          <table:table-cell table:style-name="ce25" office:value-type="float" office:value="3107" calcext:value-type="float">
            <text:p><text:s text:c="3"/>3,107</text:p>
          </table:table-cell>
          <table:table-cell table:style-name="ce25" office:value-type="float" office:value="7128" calcext:value-type="float">
            <text:p><text:s text:c="3"/>7,128</text:p>
          </table:table-cell>
          <table:table-cell table:style-name="ce25" office:value-type="float" office:value="589" calcext:value-type="float">
            <text:p><text:s text:c="3"/>589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4199" calcext:value-type="float">
            <text:p><text:s text:c="3"/>4,199</text:p>
          </table:table-cell>
          <table:table-cell table:style-name="ce25" office:value-type="float" office:value="43332" calcext:value-type="float">
            <text:p><text:s text:c="3"/>43,332</text:p>
          </table:table-cell>
          <table:table-cell table:style-name="ce25" office:value-type="float" office:value="26" calcext:value-type="float">
            <text:p><text:s text:c="3"/>26</text:p>
          </table:table-cell>
          <table:table-cell table:style-name="ce25" office:value-type="float" office:value="25" calcext:value-type="float">
            <text:p><text:s text:c="3"/>25</text:p>
          </table:table-cell>
          <table:table-cell table:style-name="ce29" office:value-type="float" office:value="1295" calcext:value-type="float">
            <text:p><text:s text:c="3"/>1,295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0224" calcext:value-type="float">
            <text:p><text:s text:c="3"/>40,224</text:p>
          </table:table-cell>
          <table:table-cell table:style-name="ce25" office:value-type="float" office:value="1672" calcext:value-type="float">
            <text:p><text:s text:c="3"/>1,672</text:p>
          </table:table-cell>
          <table:table-cell table:style-name="ce25" office:value-type="float" office:value="3548" calcext:value-type="float">
            <text:p><text:s text:c="3"/>3,548</text:p>
          </table:table-cell>
          <table:table-cell table:style-name="ce25" office:value-type="float" office:value="3459" calcext:value-type="float">
            <text:p><text:s text:c="3"/>3,459</text:p>
          </table:table-cell>
          <table:table-cell table:style-name="ce25" office:value-type="float" office:value="1430" calcext:value-type="float">
            <text:p><text:s text:c="3"/>1,430</text:p>
          </table:table-cell>
          <table:table-cell table:style-name="ce25" office:value-type="float" office:value="1345" calcext:value-type="float">
            <text:p><text:s text:c="3"/>1,345</text:p>
          </table:table-cell>
          <table:table-cell table:style-name="ce25" office:value-type="float" office:value="900" calcext:value-type="float">
            <text:p><text:s text:c="3"/>900</text:p>
          </table:table-cell>
          <table:table-cell table:style-name="ce25" office:value-type="float" office:value="1389" calcext:value-type="float">
            <text:p><text:s text:c="3"/>1,389</text:p>
          </table:table-cell>
          <table:table-cell table:style-name="ce25" office:value-type="float" office:value="4472" calcext:value-type="float">
            <text:p><text:s text:c="3"/>4,472</text:p>
          </table:table-cell>
          <table:table-cell table:style-name="ce25" office:value-type="float" office:value="238" calcext:value-type="float">
            <text:p><text:s text:c="3"/>238</text:p>
          </table:table-cell>
          <table:table-cell table:style-name="ce27" office:value-type="float" office:value="2" calcext:value-type="float">
            <text:p>2</text:p>
          </table:table-cell>
          <table:table-cell table:style-name="ce25" office:value-type="float" office:value="1887" calcext:value-type="float">
            <text:p><text:s text:c="3"/>1,887</text:p>
          </table:table-cell>
          <table:table-cell table:style-name="ce25" office:value-type="float" office:value="19379" calcext:value-type="float">
            <text:p><text:s text:c="3"/>19,379</text:p>
          </table:table-cell>
          <table:table-cell table:style-name="ce25" office:value-type="float" office:value="497" calcext:value-type="float">
            <text:p><text:s text:c="3"/>497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39810" calcext:value-type="float">
            <text:p><text:s text:c="3"/>39,810</text:p>
          </table:table-cell>
          <table:table-cell table:style-name="ce25" office:value-type="float" office:value="1741" calcext:value-type="float">
            <text:p><text:s text:c="3"/>1,741</text:p>
          </table:table-cell>
          <table:table-cell table:style-name="ce25" office:value-type="float" office:value="3789" calcext:value-type="float">
            <text:p><text:s text:c="3"/>3,789</text:p>
          </table:table-cell>
          <table:table-cell table:style-name="ce25" office:value-type="float" office:value="2416" calcext:value-type="float">
            <text:p><text:s text:c="3"/>2,416</text:p>
          </table:table-cell>
          <table:table-cell table:style-name="ce25" office:value-type="float" office:value="2290" calcext:value-type="float">
            <text:p><text:s text:c="3"/>2,290</text:p>
          </table:table-cell>
          <table:table-cell table:style-name="ce25" office:value-type="float" office:value="2179" calcext:value-type="float">
            <text:p><text:s text:c="3"/>2,179</text:p>
          </table:table-cell>
          <table:table-cell table:style-name="ce25" office:value-type="float" office:value="967" calcext:value-type="float">
            <text:p><text:s text:c="3"/>967</text:p>
          </table:table-cell>
          <table:table-cell table:style-name="ce25" office:value-type="float" office:value="1456" calcext:value-type="float">
            <text:p><text:s text:c="3"/>1,456</text:p>
          </table:table-cell>
          <table:table-cell table:style-name="ce25" office:value-type="float" office:value="3349" calcext:value-type="float">
            <text:p><text:s text:c="3"/>3,349</text:p>
          </table:table-cell>
          <table:table-cell table:style-name="ce25" office:value-type="float" office:value="335" calcext:value-type="float">
            <text:p><text:s text:c="3"/>335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887" calcext:value-type="float">
            <text:p><text:s text:c="3"/>1,887</text:p>
          </table:table-cell>
          <table:table-cell table:style-name="ce25" office:value-type="float" office:value="19379" calcext:value-type="float">
            <text:p><text:s text:c="3"/>19,379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15" calcext:value-type="float">
            <text:p><text:s text:c="3"/>15</text:p>
          </table:table-cell>
          <table:table-cell table:style-name="ce43" office:value-type="float" office:value="414" calcext:value-type="float">
            <text:p><text:s text:c="3"/>41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8658" calcext:value-type="float">
            <text:p><text:s text:c="3"/>48,658</text:p>
          </table:table-cell>
          <table:table-cell table:style-name="ce25" office:value-type="float" office:value="1891" calcext:value-type="float">
            <text:p><text:s text:c="3"/>1,891</text:p>
          </table:table-cell>
          <table:table-cell table:style-name="ce25" office:value-type="float" office:value="4002" calcext:value-type="float">
            <text:p><text:s text:c="3"/>4,002</text:p>
          </table:table-cell>
          <table:table-cell table:style-name="ce25" office:value-type="float" office:value="3838" calcext:value-type="float">
            <text:p><text:s text:c="3"/>3,838</text:p>
          </table:table-cell>
          <table:table-cell table:style-name="ce25" office:value-type="float" office:value="1692" calcext:value-type="float">
            <text:p><text:s text:c="3"/>1,692</text:p>
          </table:table-cell>
          <table:table-cell table:style-name="ce25" office:value-type="float" office:value="1682" calcext:value-type="float">
            <text:p><text:s text:c="3"/>1,682</text:p>
          </table:table-cell>
          <table:table-cell table:style-name="ce25" office:value-type="float" office:value="1106" calcext:value-type="float">
            <text:p><text:s text:c="3"/>1,106</text:p>
          </table:table-cell>
          <table:table-cell table:style-name="ce25" office:value-type="float" office:value="1626" calcext:value-type="float">
            <text:p><text:s text:c="3"/>1,626</text:p>
          </table:table-cell>
          <table:table-cell table:style-name="ce25" office:value-type="float" office:value="5291" calcext:value-type="float">
            <text:p><text:s text:c="3"/>5,291</text:p>
          </table:table-cell>
          <table:table-cell table:style-name="ce25" office:value-type="float" office:value="171" calcext:value-type="float">
            <text:p><text:s text:c="3"/>171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312" calcext:value-type="float">
            <text:p><text:s text:c="3"/>2,312</text:p>
          </table:table-cell>
          <table:table-cell table:style-name="ce25" office:value-type="float" office:value="23953" calcext:value-type="float">
            <text:p><text:s text:c="3"/>23,953</text:p>
          </table:table-cell>
          <table:table-cell table:style-name="ce25" office:value-type="float" office:value="1087" calcext:value-type="float">
            <text:p><text:s text:c="3"/>1,087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47777" calcext:value-type="float">
            <text:p><text:s text:c="3"/>47,777</text:p>
          </table:table-cell>
          <table:table-cell table:style-name="ce25" office:value-type="float" office:value="2075" calcext:value-type="float">
            <text:p><text:s text:c="3"/>2,075</text:p>
          </table:table-cell>
          <table:table-cell table:style-name="ce25" office:value-type="float" office:value="4522" calcext:value-type="float">
            <text:p><text:s text:c="3"/>4,522</text:p>
          </table:table-cell>
          <table:table-cell table:style-name="ce25" office:value-type="float" office:value="2869" calcext:value-type="float">
            <text:p><text:s text:c="3"/>2,869</text:p>
          </table:table-cell>
          <table:table-cell table:style-name="ce25" office:value-type="float" office:value="2522" calcext:value-type="float">
            <text:p><text:s text:c="3"/>2,522</text:p>
          </table:table-cell>
          <table:table-cell table:style-name="ce25" office:value-type="float" office:value="2647" calcext:value-type="float">
            <text:p><text:s text:c="3"/>2,647</text:p>
          </table:table-cell>
          <table:table-cell table:style-name="ce25" office:value-type="float" office:value="1164" calcext:value-type="float">
            <text:p><text:s text:c="3"/>1,164</text:p>
          </table:table-cell>
          <table:table-cell table:style-name="ce25" office:value-type="float" office:value="1651" calcext:value-type="float">
            <text:p><text:s text:c="3"/>1,651</text:p>
          </table:table-cell>
          <table:table-cell table:style-name="ce25" office:value-type="float" office:value="3779" calcext:value-type="float">
            <text:p><text:s text:c="3"/>3,779</text:p>
          </table:table-cell>
          <table:table-cell table:style-name="ce25" office:value-type="float" office:value="254" calcext:value-type="float">
            <text:p><text:s text:c="3"/>254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312" calcext:value-type="float">
            <text:p><text:s text:c="3"/>2,312</text:p>
          </table:table-cell>
          <table:table-cell table:style-name="ce25" office:value-type="float" office:value="23953" calcext:value-type="float">
            <text:p><text:s text:c="3"/>23,953</text:p>
          </table:table-cell>
          <table:table-cell table:style-name="ce25" office:value-type="float" office:value="19" calcext:value-type="float">
            <text:p><text:s text:c="3"/>19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44" office:value-type="float" office:value="881" calcext:value-type="float">
            <text:p><text:s text:c="3"/>88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5347" calcext:value-type="float">
            <text:p>15,347</text:p>
          </table:table-cell>
          <table:table-cell table:style-name="ce26" office:value-type="float" office:value="773" calcext:value-type="float">
            <text:p>77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493" calcext:value-type="float">
            <text:p>4,493</text:p>
          </table:table-cell>
          <table:table-cell table:style-name="ce26" office:value-type="float" office:value="1013" calcext:value-type="float">
            <text:p>1,013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289" calcext:value-type="float">
            <text:p>289</text:p>
          </table:table-cell>
          <table:table-cell table:style-name="ce26" office:value-type="float" office:value="1851" calcext:value-type="float">
            <text:p>1,851</text:p>
          </table:table-cell>
          <table:table-cell table:style-name="ce26" office:value-type="float" office:value="87" calcext:value-type="float">
            <text:p>8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952" calcext:value-type="float">
            <text:p>5,952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4298" calcext:value-type="float">
            <text:p>14,298</text:p>
          </table:table-cell>
          <table:table-cell table:style-name="ce26" office:value-type="float" office:value="788" calcext:value-type="float">
            <text:p>78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086" calcext:value-type="float">
            <text:p>3,086</text:p>
          </table:table-cell>
          <table:table-cell table:style-name="ce26" office:value-type="float" office:value="1638" calcext:value-type="float">
            <text:p>1,638</text:p>
          </table:table-cell>
          <table:table-cell table:style-name="ce26" office:value-type="float" office:value="501" calcext:value-type="float">
            <text:p>501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1643" calcext:value-type="float">
            <text:p>1,643</text:p>
          </table:table-cell>
          <table:table-cell table:style-name="ce26" office:value-type="float" office:value="121" calcext:value-type="float">
            <text:p>12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952" calcext:value-type="float">
            <text:p>5,95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1049" calcext:value-type="float">
            <text:p>1,049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910" calcext:value-type="float">
            <text:p>6,910</text:p>
          </table:table-cell>
          <table:table-cell table:style-name="ce27" office:value-type="float" office:value="361" calcext:value-type="float">
            <text:p>36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23" calcext:value-type="float">
            <text:p>2,123</text:p>
          </table:table-cell>
          <table:table-cell table:style-name="ce27" office:value-type="float" office:value="442" calcext:value-type="float">
            <text:p>442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816" calcext:value-type="float">
            <text:p>816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648" calcext:value-type="float">
            <text:p>2,648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566" calcext:value-type="float">
            <text:p>6,566</text:p>
          </table:table-cell>
          <table:table-cell table:style-name="ce27" office:value-type="float" office:value="368" calcext:value-type="float">
            <text:p>36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40" calcext:value-type="float">
            <text:p>1,440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784" calcext:value-type="float">
            <text:p>784</text:p>
          </table:table-cell>
          <table:table-cell table:style-name="ce27" office:value-type="float" office:value="64" calcext:value-type="float">
            <text:p>6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648" calcext:value-type="float">
            <text:p>2,64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344" calcext:value-type="float">
            <text:p>34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8437" calcext:value-type="float">
            <text:p>8,437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370" calcext:value-type="float">
            <text:p>2,370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035" calcext:value-type="float">
            <text:p>1,035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04" calcext:value-type="float">
            <text:p>3,304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732" calcext:value-type="float">
            <text:p>7,732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57" calcext:value-type="float">
            <text:p>5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04" calcext:value-type="float">
            <text:p>3,30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705" calcext:value-type="float">
            <text:p>705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985" calcext:value-type="float">
            <text:p>10,985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3086" calcext:value-type="float">
            <text:p>3,08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021" calcext:value-type="float">
            <text:p>1,021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07" calcext:value-type="float">
            <text:p>4,407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2978" calcext:value-type="float">
            <text:p>12,978</text:p>
          </table:table-cell>
          <table:table-cell table:style-name="ce26" office:value-type="float" office:value="1267" calcext:value-type="float">
            <text:p>1,267</text:p>
          </table:table-cell>
          <table:table-cell table:style-name="ce26" office:value-type="float" office:value="4493" calcext:value-type="float">
            <text:p>4,49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80" calcext:value-type="float">
            <text:p>880</text:p>
          </table:table-cell>
          <table:table-cell table:style-name="ce26" office:value-type="float" office:value="414" calcext:value-type="float">
            <text:p>414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1066" calcext:value-type="float">
            <text:p>1,066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07" calcext:value-type="float">
            <text:p>4,40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-1993" calcext:value-type="float">
            <text:p><text:s/>－1,993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974" calcext:value-type="float">
            <text:p>4,974</text:p>
          </table:table-cell>
          <table:table-cell table:style-name="ce27" office:value-type="float" office:value="458" calcext:value-type="float">
            <text:p>458</text:p>
          </table:table-cell>
          <table:table-cell table:style-name="ce27" office:value-type="float" office:value="1440" calcext:value-type="float">
            <text:p>1,44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83" calcext:value-type="float">
            <text:p>1,983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014" calcext:value-type="float">
            <text:p>6,014</text:p>
          </table:table-cell>
          <table:table-cell table:style-name="ce27" office:value-type="float" office:value="567" calcext:value-type="float">
            <text:p>567</text:p>
          </table:table-cell>
          <table:table-cell table:style-name="ce27" office:value-type="float" office:value="2123" calcext:value-type="float">
            <text:p>2,12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12" calcext:value-type="float">
            <text:p>412</text:p>
          </table:table-cell>
          <table:table-cell table:style-name="ce27" office:value-type="float" office:value="186" calcext:value-type="float">
            <text:p>186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523" calcext:value-type="float">
            <text:p>523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83" calcext:value-type="float">
            <text:p>1,98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-1040" calcext:value-type="float">
            <text:p><text:s/>－1,04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6011" calcext:value-type="float">
            <text:p>6,011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24" calcext:value-type="float">
            <text:p>2,424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964" calcext:value-type="float">
            <text:p>6,964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2370" calcext:value-type="float">
            <text:p>2,37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24" calcext:value-type="float">
            <text:p>2,42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953" calcext:value-type="float">
            <text:p><text:s/>－953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394" calcext:value-type="float">
            <text:p>9,394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1638" calcext:value-type="float">
            <text:p>1,638</text:p>
          </table:table-cell>
          <table:table-cell table:style-name="ce26" office:value-type="float" office:value="880" calcext:value-type="float">
            <text:p>88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1564" calcext:value-type="float">
            <text:p>1,564</text:p>
          </table:table-cell>
          <table:table-cell table:style-name="ce26" office:value-type="float" office:value="66" calcext:value-type="float">
            <text:p>6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132" calcext:value-type="float">
            <text:p>4,132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562" calcext:value-type="float">
            <text:p>7,562</text:p>
          </table:table-cell>
          <table:table-cell table:style-name="ce26" office:value-type="float" office:value="304" calcext:value-type="float">
            <text:p>304</text:p>
          </table:table-cell>
          <table:table-cell table:style-name="ce26" office:value-type="float" office:value="1013" calcext:value-type="float">
            <text:p>1,013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86" calcext:value-type="float">
            <text:p>286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944" calcext:value-type="float">
            <text:p>944</text:p>
          </table:table-cell>
          <table:table-cell table:style-name="ce26" office:value-type="float" office:value="95" calcext:value-type="float">
            <text:p>9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132" calcext:value-type="float">
            <text:p>4,13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832" calcext:value-type="float">
            <text:p>1,832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300" calcext:value-type="float">
            <text:p>4,30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412" calcext:value-type="float">
            <text:p>41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754" calcext:value-type="float">
            <text:p>754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23" calcext:value-type="float">
            <text:p>1,823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389" calcext:value-type="float">
            <text:p>3,389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442" calcext:value-type="float">
            <text:p>442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440" calcext:value-type="float">
            <text:p>440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23" calcext:value-type="float">
            <text:p>1,82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911" calcext:value-type="float">
            <text:p>91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094" calcext:value-type="float">
            <text:p>5,094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09" calcext:value-type="float">
            <text:p>2,309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173" calcext:value-type="float">
            <text:p>4,173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504" calcext:value-type="float">
            <text:p>504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09" calcext:value-type="float">
            <text:p>2,30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921" calcext:value-type="float">
            <text:p>921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2570" calcext:value-type="float">
            <text:p>12,570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501" calcext:value-type="float">
            <text:p>501</text:p>
          </table:table-cell>
          <table:table-cell table:style-name="ce26" office:value-type="float" office:value="414" calcext:value-type="float">
            <text:p>414</text:p>
          </table:table-cell>
          <table:table-cell table:style-name="ce26" office:value-type="float" office:value="286" calcext:value-type="float">
            <text:p>28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392" calcext:value-type="float">
            <text:p>392</text:p>
          </table:table-cell>
          <table:table-cell table:style-name="ce26" office:value-type="float" office:value="2902" calcext:value-type="float">
            <text:p>2,902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187" calcext:value-type="float">
            <text:p>7,187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562" calcext:value-type="float">
            <text:p>10,562</text:p>
          </table:table-cell>
          <table:table-cell table:style-name="ce26" office:value-type="float" office:value="341" calcext:value-type="float">
            <text:p>341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1655" calcext:value-type="float">
            <text:p>1,655</text:p>
          </table:table-cell>
          <table:table-cell table:style-name="ce26" office:value-type="float" office:value="61" calcext:value-type="float">
            <text:p>6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187" calcext:value-type="float">
            <text:p>7,18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2008" calcext:value-type="float">
            <text:p>2,008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615" calcext:value-type="float">
            <text:p>5,615</text:p>
          </table:table-cell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186" calcext:value-type="float">
            <text:p>186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1297" calcext:value-type="float">
            <text:p>1,297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209" calcext:value-type="float">
            <text:p>3,209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720" calcext:value-type="float">
            <text:p>4,720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754" calcext:value-type="float">
            <text:p>754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09" calcext:value-type="float">
            <text:p>3,20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" calcext:value-type="float">
            <text:p>5</text:p>
          </table:table-cell>
          <table:table-cell table:style-name="ce46" office:value-type="float" office:value="895" calcext:value-type="float">
            <text:p>89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955" calcext:value-type="float">
            <text:p>6,955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605" calcext:value-type="float">
            <text:p>1,605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978" calcext:value-type="float">
            <text:p>3,978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842" calcext:value-type="float">
            <text:p>5,842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978" calcext:value-type="float">
            <text:p>3,978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1113" calcext:value-type="float">
            <text:p>1,11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771" calcext:value-type="float">
            <text:p>6,771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26" calcext:value-type="float">
            <text:p>626</text:p>
          </table:table-cell>
          <table:table-cell table:style-name="ce26" office:value-type="float" office:value="764" calcext:value-type="float">
            <text:p>764</text:p>
          </table:table-cell>
          <table:table-cell table:style-name="ce26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70" calcext:value-type="float">
            <text:p>4,370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574" calcext:value-type="float">
            <text:p>6,574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45" calcext:value-type="float">
            <text:p>545</text:p>
          </table:table-cell>
          <table:table-cell table:style-name="ce26" office:value-type="float" office:value="565" calcext:value-type="float">
            <text:p>565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70" calcext:value-type="float">
            <text:p>4,37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197" calcext:value-type="float">
            <text:p>197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020" calcext:value-type="float">
            <text:p>3,020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345" calcext:value-type="float">
            <text:p>345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41" calcext:value-type="float">
            <text:p>1,941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927" calcext:value-type="float">
            <text:p>2,927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46" calcext:value-type="float">
            <text:p>246</text:p>
          </table:table-cell>
          <table:table-cell table:style-name="ce27" office:value-type="float" office:value="242" calcext:value-type="float">
            <text:p>242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41" calcext:value-type="float">
            <text:p>1,94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93" calcext:value-type="float">
            <text:p>9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751" calcext:value-type="float">
            <text:p>3,751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29" calcext:value-type="float">
            <text:p>2,429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647" calcext:value-type="float">
            <text:p>3,647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29" calcext:value-type="float">
            <text:p>2,42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104" calcext:value-type="float">
            <text:p>104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1121" calcext:value-type="float">
            <text:p>11,121</text:p>
          </table:table-cell>
          <table:table-cell table:style-name="ce26" office:value-type="float" office:value="376" calcext:value-type="float">
            <text:p>376</text:p>
          </table:table-cell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545" calcext:value-type="float">
            <text:p>54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509" calcext:value-type="float">
            <text:p>1,509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481" calcext:value-type="float">
            <text:p>7,481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0858" calcext:value-type="float">
            <text:p>10,858</text:p>
          </table:table-cell>
          <table:table-cell table:style-name="ce26" office:value-type="float" office:value="353" calcext:value-type="float">
            <text:p>353</text:p>
          </table:table-cell>
          <table:table-cell table:style-name="ce26" office:value-type="float" office:value="289" calcext:value-type="float">
            <text:p>289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392" calcext:value-type="float">
            <text:p>392</text:p>
          </table:table-cell>
          <table:table-cell table:style-name="ce26" office:value-type="float" office:value="626" calcext:value-type="float">
            <text:p>62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66" calcext:value-type="float">
            <text:p>1,166</text:p>
          </table:table-cell>
          <table:table-cell table:style-name="ce26" office:value-type="float" office:value="81" calcext:value-type="float">
            <text:p>8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481" calcext:value-type="float">
            <text:p>7,48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263" calcext:value-type="float">
            <text:p>263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061" calcext:value-type="float">
            <text:p>5,061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246" calcext:value-type="float">
            <text:p>24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08" calcext:value-type="float">
            <text:p>708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382" calcext:value-type="float">
            <text:p>3,382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935" calcext:value-type="float">
            <text:p>4,935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112" calcext:value-type="float">
            <text:p>112</text:p>
          </table:table-cell>
          <table:table-cell table:number-columns-repeated="2" table:style-name="ce27" office:value-type="float" office:value="110" calcext:value-type="float">
            <text:p>110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49" calcext:value-type="float">
            <text:p>549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382" calcext:value-type="float">
            <text:p>3,38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26" calcext:value-type="float">
            <text:p>12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6060" calcext:value-type="float">
            <text:p>6,060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099" calcext:value-type="float">
            <text:p>4,099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923" calcext:value-type="float">
            <text:p>5,923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099" calcext:value-type="float">
            <text:p>4,0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137" calcext:value-type="float">
            <text:p>137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1757" calcext:value-type="float">
            <text:p><text:s text:c="3"/>21,757</text:p>
          </table:table-cell>
          <table:table-cell table:style-name="ce29" office:value-type="float" office:value="599" calcext:value-type="float">
            <text:p><text:s text:c="3"/>599</text:p>
          </table:table-cell>
          <table:table-cell table:style-name="ce29" office:value-type="float" office:value="1643" calcext:value-type="float">
            <text:p><text:s text:c="3"/>1,643</text:p>
          </table:table-cell>
          <table:table-cell table:style-name="ce29" office:value-type="float" office:value="1066" calcext:value-type="float">
            <text:p><text:s text:c="3"/>1,066</text:p>
          </table:table-cell>
          <table:table-cell table:style-name="ce29" office:value-type="float" office:value="944" calcext:value-type="float">
            <text:p><text:s text:c="3"/>944</text:p>
          </table:table-cell>
          <table:table-cell table:style-name="ce29" office:value-type="float" office:value="1655" calcext:value-type="float">
            <text:p><text:s text:c="3"/>1,655</text:p>
          </table:table-cell>
          <table:table-cell table:style-name="ce29" office:value-type="float" office:value="565" calcext:value-type="float">
            <text:p><text:s text:c="3"/>565</text:p>
          </table:table-cell>
          <table:table-cell table:style-name="ce29" office:value-type="float" office:value="1166" calcext:value-type="float">
            <text:p><text:s text:c="3"/>1,16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89" calcext:value-type="float">
            <text:p><text:s text:c="3"/>89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4196" calcext:value-type="float">
            <text:p><text:s text:c="3"/>4,196</text:p>
          </table:table-cell>
          <table:table-cell table:style-name="ce29" office:value-type="float" office:value="9483" calcext:value-type="float">
            <text:p><text:s text:c="3"/>9,483</text:p>
          </table:table-cell>
          <table:table-cell table:style-name="ce29" office:value-type="float" office:value="348" calcext:value-type="float">
            <text:p><text:s text:c="3"/>348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9" office:value-type="float" office:value="24016" calcext:value-type="float">
            <text:p><text:s text:c="3"/>24,016</text:p>
          </table:table-cell>
          <table:table-cell table:style-name="ce29" office:value-type="float" office:value="561" calcext:value-type="float">
            <text:p><text:s text:c="3"/>561</text:p>
          </table:table-cell>
          <table:table-cell table:style-name="ce29" office:value-type="float" office:value="1851" calcext:value-type="float">
            <text:p><text:s text:c="3"/>1,851</text:p>
          </table:table-cell>
          <table:table-cell table:style-name="ce29" office:value-type="float" office:value="1021" calcext:value-type="float">
            <text:p><text:s text:c="3"/>1,021</text:p>
          </table:table-cell>
          <table:table-cell table:style-name="ce29" office:value-type="float" office:value="1564" calcext:value-type="float">
            <text:p><text:s text:c="3"/>1,564</text:p>
          </table:table-cell>
          <table:table-cell table:style-name="ce29" office:value-type="float" office:value="2902" calcext:value-type="float">
            <text:p><text:s text:c="3"/>2,902</text:p>
          </table:table-cell>
          <table:table-cell table:style-name="ce29" office:value-type="float" office:value="764" calcext:value-type="float">
            <text:p><text:s text:c="3"/>764</text:p>
          </table:table-cell>
          <table:table-cell table:style-name="ce29" office:value-type="float" office:value="1509" calcext:value-type="float">
            <text:p><text:s text:c="3"/>1,50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52" calcext:value-type="float">
            <text:p><text:s text:c="3"/>152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196" calcext:value-type="float">
            <text:p><text:s text:c="3"/>4,196</text:p>
          </table:table-cell>
          <table:table-cell table:style-name="ce29" office:value-type="float" office:value="9483" calcext:value-type="float">
            <text:p><text:s text:c="3"/>9,483</text:p>
          </table:table-cell>
          <table:table-cell table:style-name="ce29" office:value-type="float" office:value="7" calcext:value-type="float">
            <text:p><text:s text:c="3"/>7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-2259" calcext:value-type="float">
            <text:p><text:s/>－2,259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9826" calcext:value-type="float">
            <text:p><text:s text:c="3"/>9,826</text:p>
          </table:table-cell>
          <table:table-cell table:style-name="ce30" office:value-type="float" office:value="290" calcext:value-type="float">
            <text:p><text:s text:c="3"/>290</text:p>
          </table:table-cell>
          <table:table-cell table:style-name="ce30" office:value-type="float" office:value="784" calcext:value-type="float">
            <text:p><text:s text:c="3"/>784</text:p>
          </table:table-cell>
          <table:table-cell table:style-name="ce30" office:value-type="float" office:value="523" calcext:value-type="float">
            <text:p><text:s text:c="3"/>523</text:p>
          </table:table-cell>
          <table:table-cell table:style-name="ce30" office:value-type="float" office:value="440" calcext:value-type="float">
            <text:p><text:s text:c="3"/>440</text:p>
          </table:table-cell>
          <table:table-cell table:style-name="ce30" office:value-type="float" office:value="754" calcext:value-type="float">
            <text:p><text:s text:c="3"/>754</text:p>
          </table:table-cell>
          <table:table-cell table:style-name="ce30" office:value-type="float" office:value="242" calcext:value-type="float">
            <text:p><text:s text:c="3"/>242</text:p>
          </table:table-cell>
          <table:table-cell table:style-name="ce30" office:value-type="float" office:value="549" calcext:value-type="float">
            <text:p><text:s text:c="3"/>54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7" calcext:value-type="float">
            <text:p><text:s text:c="3"/>57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1885" calcext:value-type="float">
            <text:p><text:s text:c="3"/>1,885</text:p>
          </table:table-cell>
          <table:table-cell table:style-name="ce30" office:value-type="float" office:value="4225" calcext:value-type="float">
            <text:p><text:s text:c="3"/>4,225</text:p>
          </table:table-cell>
          <table:table-cell table:style-name="ce30" office:value-type="float" office:value="75" calcext:value-type="float">
            <text:p><text:s text:c="3"/>75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30" office:value-type="float" office:value="10845" calcext:value-type="float">
            <text:p><text:s text:c="3"/>10,845</text:p>
          </table:table-cell>
          <table:table-cell table:style-name="ce30" office:value-type="float" office:value="257" calcext:value-type="float">
            <text:p><text:s text:c="3"/>257</text:p>
          </table:table-cell>
          <table:table-cell table:style-name="ce30" office:value-type="float" office:value="816" calcext:value-type="float">
            <text:p><text:s text:c="3"/>816</text:p>
          </table:table-cell>
          <table:table-cell table:style-name="ce30" office:value-type="float" office:value="457" calcext:value-type="float">
            <text:p><text:s text:c="3"/>457</text:p>
          </table:table-cell>
          <table:table-cell table:style-name="ce30" office:value-type="float" office:value="754" calcext:value-type="float">
            <text:p><text:s text:c="3"/>754</text:p>
          </table:table-cell>
          <table:table-cell table:style-name="ce30" office:value-type="float" office:value="1297" calcext:value-type="float">
            <text:p><text:s text:c="3"/>1,297</text:p>
          </table:table-cell>
          <table:table-cell table:style-name="ce30" office:value-type="float" office:value="345" calcext:value-type="float">
            <text:p><text:s text:c="3"/>345</text:p>
          </table:table-cell>
          <table:table-cell table:style-name="ce30" office:value-type="float" office:value="708" calcext:value-type="float">
            <text:p><text:s text:c="3"/>708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95" calcext:value-type="float">
            <text:p><text:s text:c="3"/>9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885" calcext:value-type="float">
            <text:p><text:s text:c="3"/>1,885</text:p>
          </table:table-cell>
          <table:table-cell table:style-name="ce30" office:value-type="float" office:value="4225" calcext:value-type="float">
            <text:p><text:s text:c="3"/>4,225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-1019" calcext:value-type="float">
            <text:p><text:s/>－1,01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1931" calcext:value-type="float">
            <text:p><text:s text:c="3"/>11,931</text:p>
          </table:table-cell>
          <table:table-cell table:style-name="ce31" office:value-type="float" office:value="309" calcext:value-type="float">
            <text:p><text:s text:c="3"/>309</text:p>
          </table:table-cell>
          <table:table-cell table:style-name="ce31" office:value-type="float" office:value="859" calcext:value-type="float">
            <text:p><text:s text:c="3"/>859</text:p>
          </table:table-cell>
          <table:table-cell table:style-name="ce31" office:value-type="float" office:value="543" calcext:value-type="float">
            <text:p><text:s text:c="3"/>543</text:p>
          </table:table-cell>
          <table:table-cell table:style-name="ce31" office:value-type="float" office:value="504" calcext:value-type="float">
            <text:p><text:s text:c="3"/>504</text:p>
          </table:table-cell>
          <table:table-cell table:style-name="ce31" office:value-type="float" office:value="901" calcext:value-type="float">
            <text:p><text:s text:c="3"/>901</text:p>
          </table:table-cell>
          <table:table-cell table:style-name="ce31" office:value-type="float" office:value="323" calcext:value-type="float">
            <text:p><text:s text:c="3"/>323</text:p>
          </table:table-cell>
          <table:table-cell table:style-name="ce31" office:value-type="float" office:value="617" calcext:value-type="float">
            <text:p><text:s text:c="3"/>617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2" calcext:value-type="float">
            <text:p><text:s text:c="3"/>3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311" calcext:value-type="float">
            <text:p><text:s text:c="3"/>2,311</text:p>
          </table:table-cell>
          <table:table-cell table:style-name="ce31" office:value-type="float" office:value="5258" calcext:value-type="float">
            <text:p><text:s text:c="3"/>5,258</text:p>
          </table:table-cell>
          <table:table-cell table:style-name="ce31" office:value-type="float" office:value="273" calcext:value-type="float">
            <text:p><text:s text:c="3"/>273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3171" calcext:value-type="float">
            <text:p><text:s text:c="3"/>13,171</text:p>
          </table:table-cell>
          <table:table-cell table:style-name="ce31" office:value-type="float" office:value="304" calcext:value-type="float">
            <text:p><text:s text:c="3"/>304</text:p>
          </table:table-cell>
          <table:table-cell table:style-name="ce31" office:value-type="float" office:value="1035" calcext:value-type="float">
            <text:p><text:s text:c="3"/>1,035</text:p>
          </table:table-cell>
          <table:table-cell table:style-name="ce31" office:value-type="float" office:value="564" calcext:value-type="float">
            <text:p><text:s text:c="3"/>564</text:p>
          </table:table-cell>
          <table:table-cell table:style-name="ce31" office:value-type="float" office:value="810" calcext:value-type="float">
            <text:p><text:s text:c="3"/>810</text:p>
          </table:table-cell>
          <table:table-cell table:style-name="ce31" office:value-type="float" office:value="1605" calcext:value-type="float">
            <text:p><text:s text:c="3"/>1,605</text:p>
          </table:table-cell>
          <table:table-cell table:style-name="ce31" office:value-type="float" office:value="419" calcext:value-type="float">
            <text:p><text:s text:c="3"/>419</text:p>
          </table:table-cell>
          <table:table-cell table:style-name="ce31" office:value-type="float" office:value="801" calcext:value-type="float">
            <text:p><text:s text:c="3"/>80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57" calcext:value-type="float">
            <text:p><text:s text:c="3"/>57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311" calcext:value-type="float">
            <text:p><text:s text:c="3"/>2,311</text:p>
          </table:table-cell>
          <table:table-cell table:style-name="ce31" office:value-type="float" office:value="5258" calcext:value-type="float">
            <text:p><text:s text:c="3"/>5,258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-1240" calcext:value-type="float">
            <text:p><text:s/>－1,24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00" calcext:value-type="float">
            <text:p>1,60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57" calcext:value-type="float">
            <text:p>1,657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949" calcext:value-type="float">
            <text:p>94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7" calcext:value-type="float">
            <text:p><text:s/>－5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432" calcext:value-type="float">
            <text:p>43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3" calcext:value-type="float">
            <text:p><text:s/>－4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517" calcext:value-type="float">
            <text:p>5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86" calcext:value-type="float">
            <text:p>88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517" calcext:value-type="float">
            <text:p>51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4" calcext:value-type="float">
            <text:p><text:s/>－1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97" calcext:value-type="float">
            <text:p>2,09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69" calcext:value-type="float">
            <text:p>669</text:p>
          </table:table-cell>
          <table:table-cell table:style-name="ce32" office:value-type="float" office:value="685" calcext:value-type="float">
            <text:p>68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60" calcext:value-type="float">
            <text:p>1,86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100" calcext:value-type="float">
            <text:p>100</text:p>
          </table:table-cell>
          <table:table-cell table:number-columns-repeated="2"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685" calcext:value-type="float">
            <text:p>68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237" calcext:value-type="float">
            <text:p>23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62" calcext:value-type="float">
            <text:p>86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310" calcext:value-type="float">
            <text:p>3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00" calcext:value-type="float">
            <text:p>10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35" calcext:value-type="float">
            <text:p>1,13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98" calcext:value-type="float">
            <text:p>99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37" calcext:value-type="float">
            <text:p>13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49" calcext:value-type="float">
            <text:p>1,44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39" calcext:value-type="float">
            <text:p>1,73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290" calcext:value-type="float">
            <text:p><text:s/>－29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49" calcext:value-type="float">
            <text:p>64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258" calcext:value-type="float">
            <text:p>25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14" calcext:value-type="float">
            <text:p><text:s/>－11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76" calcext:value-type="float">
            <text:p>97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176" calcext:value-type="float">
            <text:p><text:s/>－17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142" calcext:value-type="float">
            <text:p>3,142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1773" calcext:value-type="float">
            <text:p>1,773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75" calcext:value-type="float">
            <text:p>3,875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891" calcext:value-type="float">
            <text:p>891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1773" calcext:value-type="float">
            <text:p>1,77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733" calcext:value-type="float">
            <text:p><text:s/>－73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336" calcext:value-type="float">
            <text:p>1,33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26" calcext:value-type="float">
            <text:p>1,72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390" calcext:value-type="float">
            <text:p><text:s/>－39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806" calcext:value-type="float">
            <text:p>1,806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1016" calcext:value-type="float">
            <text:p>1,016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49" calcext:value-type="float">
            <text:p>2,149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478" calcext:value-type="float">
            <text:p>47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1016" calcext:value-type="float">
            <text:p>1,0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343" calcext:value-type="float">
            <text:p><text:s/>－34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93" calcext:value-type="float">
            <text:p>1,39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52" calcext:value-type="float">
            <text:p>1,65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472" calcext:value-type="float">
            <text:p>47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59" calcext:value-type="float">
            <text:p><text:s/>－25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230" calcext:value-type="float">
            <text:p>23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07" calcext:value-type="float">
            <text:p><text:s/>－10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75" calcext:value-type="float">
            <text:p>77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4" calcext:value-type="float">
            <text:p>44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27" calcext:value-type="float">
            <text:p>9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242" calcext:value-type="float">
            <text:p>24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52" calcext:value-type="float">
            <text:p><text:s/>－15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63" calcext:value-type="float">
            <text:p>1,76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70" calcext:value-type="float">
            <text:p>170</text:p>
          </table:table-cell>
          <table:table-cell table:number-columns-repeated="2" table:style-name="ce32" office:value-type="float" office:value="74" calcext:value-type="float">
            <text:p>74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716" calcext:value-type="float">
            <text:p>71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20" calcext:value-type="float">
            <text:p>2,12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16" calcext:value-type="float">
            <text:p>71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357" calcext:value-type="float">
            <text:p><text:s/>－35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44" calcext:value-type="float">
            <text:p>94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335" calcext:value-type="float">
            <text:p>33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62" calcext:value-type="float">
            <text:p><text:s/>－16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81" calcext:value-type="float">
            <text:p>98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76" calcext:value-type="float">
            <text:p>1,17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9" office:value-type="float" office:value="-195" calcext:value-type="float">
            <text:p><text:s/>－195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94" calcext:value-type="float">
            <text:p>1,29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32" calcext:value-type="float">
            <text:p>1,53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314" calcext:value-type="float">
            <text:p>31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38" calcext:value-type="float">
            <text:p><text:s/>－23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132" calcext:value-type="float">
            <text:p>13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8" calcext:value-type="float">
            <text:p><text:s/>－5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182" calcext:value-type="float">
            <text:p>18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80" calcext:value-type="float">
            <text:p><text:s/>－18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30" calcext:value-type="float">
            <text:p>2,23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108" calcext:value-type="float">
            <text:p>1,10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737" calcext:value-type="float">
            <text:p>2,737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766" calcext:value-type="float">
            <text:p>7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108" calcext:value-type="float">
            <text:p>1,10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507" calcext:value-type="float">
            <text:p><text:s/>－50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04" calcext:value-type="float">
            <text:p>1,004</text:p>
          </table:table-cell>
          <table:table-cell table:number-columns-repeated="2" table:style-name="ce33" office:value-type="float" office:value="35" calcext:value-type="float">
            <text:p>3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33" calcext:value-type="float">
            <text:p>1,23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229" calcext:value-type="float">
            <text:p><text:s/>－22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26" calcext:value-type="float">
            <text:p>1,22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7" calcext:value-type="float">
            <text:p>47</text:p>
          </table:table-cell>
          <table:table-cell table:number-columns-repeated="2" table:style-name="ce34" office:value-type="float" office:value="22" calcext:value-type="float">
            <text:p>22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605" calcext:value-type="float">
            <text:p>60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04" calcext:value-type="float">
            <text:p>1,50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422" calcext:value-type="float">
            <text:p>4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605" calcext:value-type="float">
            <text:p>60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278" calcext:value-type="float">
            <text:p><text:s/>－27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09" calcext:value-type="float">
            <text:p>60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71" calcext:value-type="float">
            <text:p>77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62" calcext:value-type="float">
            <text:p><text:s/>－16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2"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80" calcext:value-type="float">
            <text:p><text:s/>－8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16" calcext:value-type="float">
            <text:p>11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82" calcext:value-type="float">
            <text:p><text:s/>－8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738" calcext:value-type="float">
            <text:p>73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85" calcext:value-type="float">
            <text:p>1,38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738" calcext:value-type="float">
            <text:p>7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85" calcext:value-type="float">
            <text:p><text:s/>－8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34" calcext:value-type="float">
            <text:p><text:s/>－3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408" calcext:value-type="float">
            <text:p>40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1" calcext:value-type="float">
            <text:p><text:s/>－5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43" calcext:value-type="float">
            <text:p>14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9" calcext:value-type="float">
            <text:p>7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80" calcext:value-type="float">
            <text:p>8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9" calcext:value-type="float">
            <text:p>4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2" calcext:value-type="float">
            <text:p>5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63" calcext:value-type="float">
            <text:p>6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0" calcext:value-type="float">
            <text:p>3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40" calcext:value-type="float">
            <text:p>1,44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32" calcext:value-type="float">
            <text:p>1,53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680" calcext:value-type="float">
            <text:p>68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92" calcext:value-type="float">
            <text:p><text:s/>－9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94" calcext:value-type="float">
            <text:p>29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1" calcext:value-type="float">
            <text:p><text:s/>－2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83" calcext:value-type="float">
            <text:p>78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54" calcext:value-type="float">
            <text:p>85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86" calcext:value-type="float">
            <text:p>38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71" calcext:value-type="float">
            <text:p><text:s/>－7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29" calcext:value-type="float">
            <text:p>1,92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7" calcext:value-type="float">
            <text:p>597</text:p>
          </table:table-cell>
          <table:table-cell table:style-name="ce32" office:value-type="float" office:value="754" calcext:value-type="float">
            <text:p>75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62" calcext:value-type="float">
            <text:p>1,66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11" calcext:value-type="float">
            <text:p>511</text:p>
          </table:table-cell>
          <table:table-cell table:style-name="ce32" office:value-type="float" office:value="754" calcext:value-type="float">
            <text:p>75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267" calcext:value-type="float">
            <text:p>26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2" table:style-name="ce33" office:value-type="float" office:value="60" calcext:value-type="float">
            <text:p>6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305" calcext:value-type="float">
            <text:p>30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16" calcext:value-type="float">
            <text:p>11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80" calcext:value-type="float">
            <text:p>1,08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449" calcext:value-type="float">
            <text:p>44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449" calcext:value-type="float">
            <text:p>449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151" calcext:value-type="float">
            <text:p>15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24" calcext:value-type="float">
            <text:p>1,02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86" calcext:value-type="float">
            <text:p>1,08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315" calcext:value-type="float">
            <text:p>31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62" calcext:value-type="float">
            <text:p><text:s/>－6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2" table:style-name="ce33" office:value-type="float" office:value="20" calcext:value-type="float">
            <text:p>2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39" calcext:value-type="float">
            <text:p>13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6" calcext:value-type="float">
            <text:p><text:s/>－4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176" calcext:value-type="float">
            <text:p>17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6" calcext:value-type="float">
            <text:p><text:s/>－1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937" calcext:value-type="float">
            <text:p>937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152" calcext:value-type="float">
            <text:p>15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39" calcext:value-type="float">
            <text:p>739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89" calcext:value-type="float">
            <text:p>8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320" calcext:value-type="float">
            <text:p>32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198" calcext:value-type="float">
            <text:p>198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18" calcext:value-type="float">
            <text:p>51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95" calcext:value-type="float">
            <text:p>9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68" calcext:value-type="float">
            <text:p>16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04" calcext:value-type="float">
            <text:p>10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57" calcext:value-type="float">
            <text:p>5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52" calcext:value-type="float">
            <text:p>15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94" calcext:value-type="float">
            <text:p>9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30" calcext:value-type="float">
            <text:p>83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18" calcext:value-type="float">
            <text:p>11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46" calcext:value-type="float">
            <text:p>64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76" calcext:value-type="float">
            <text:p>7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11" calcext:value-type="float">
            <text:p>31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84" calcext:value-type="float">
            <text:p>18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2" calcext:value-type="float">
            <text:p>16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93" calcext:value-type="float">
            <text:p>9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7" calcext:value-type="float">
            <text:p>4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9" calcext:value-type="float">
            <text:p>14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91" calcext:value-type="float">
            <text:p>9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4" calcext:value-type="float">
            <text:p>3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4" calcext:value-type="float">
            <text:p>1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1" calcext:value-type="float">
            <text:p>11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" calcext:value-type="float">
            <text:p>3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 民國108年2月11日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fill-character> </loext:fill-character>
      <number:number number:decimal-places="0" loext:min-decimal-places="0" number:min-integer-digits="1" number:grouping="true"/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</number:number-style>
    <number:number-style style:name="N149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6:02.958000000</dc:date>
    <meta:editing-cycles>1</meta:editing-cycles>
    <meta:editing-duration>PT13S</meta:editing-duration>
    <meta:document-statistic meta:table-count="1" meta:cell-count="2468" meta:object-count="0"/>
    <meta:generator>LibreOffice/5.0.6.2$Linux_X86_64 LibreOffice_project/00$Build-2</meta:generator>
  </office:meta>
</office:document-meta>
</file>